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4mm" svg:x="120.32mm" svg:y="6.64mm">
            <loext:p draw:notify-on-update-of-ranges="Hoja1.D1:Hoja1.D3 Hoja1.A1:Hoja1.A3 Hoja1.B1:Hoja1.B3 Hoja1.C1:Hoja1.C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7.58mm" svg:height="77.56mm" svg:x="20.65mm" svg:y="102.8mm">
            <loext:p draw:notify-on-update-of-ranges="Hoja1.B24:Hoja1.B24 Hoja1.D6:Hoja1.D8 Hoja1.A6:Hoja1.A8 Hoja1.B6:Hoja1.B8 Hoja1.C6:Hoja1.C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0.05897941" calcext:value-type="float">
            <text:p>0,05897941</text:p>
          </table:table-cell>
          <table:table-cell office:value-type="float" office:value="0.036976165" calcext:value-type="float">
            <text:p>0,036976165</text:p>
          </table:table-cell>
          <table:table-cell office:value-type="float" office:value="0.038668644" calcext:value-type="float">
            <text:p>0,038668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.034590594" calcext:value-type="float">
            <text:p>0,034590594</text:p>
          </table:table-cell>
          <table:table-cell table:style-name="ce2" office:value-type="float" office:value="0.037256078" calcext:value-type="float">
            <text:p>0,037256078</text:p>
          </table:table-cell>
          <table:table-cell office:value-type="float" office:value="0.037069255" calcext:value-type="float">
            <text:p>0,037069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0.033459864" calcext:value-type="float">
            <text:p>0,033459864</text:p>
          </table:table-cell>
          <table:table-cell table:style-name="ce3" office:value-type="float" office:value="0.033246293" calcext:value-type="float">
            <text:p>0,033246293</text:p>
          </table:table-cell>
          <table:table-cell table:style-name="ce3" office:value-type="float" office:value="0.040510096" calcext:value-type="float">
            <text:p>0,040510096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office:value-type="float" office:value="0.046711916" calcext:value-type="float">
            <text:p>0,046711916</text:p>
          </table:table-cell>
          <table:table-cell office:value-type="float" office:value="0.036238721" calcext:value-type="float">
            <text:p>0,036238721</text:p>
          </table:table-cell>
          <table:table-cell table:style-name="ce1" office:value-type="float" office:value="0.038668644" calcext:value-type="float">
            <text:p>0,038668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.035047011" calcext:value-type="float">
            <text:p>0,035047011</text:p>
          </table:table-cell>
          <table:table-cell table:style-name="ce2" office:value-type="float" office:value="0.037187167" calcext:value-type="float">
            <text:p>0,037187167</text:p>
          </table:table-cell>
          <table:table-cell office:value-type="float" office:value="0.034859763" calcext:value-type="float">
            <text:p>0,034859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.033244486,</text:p>
          </table:table-cell>
          <table:table-cell table:style-name="ce3" office:value-type="float" office:value="0.034451319" calcext:value-type="float">
            <text:p>0,034451319</text:p>
          </table:table-cell>
          <table:table-cell table:style-name="ce3" office:value-type="float" office:value="0.034451054" calcext:value-type="float">
            <text:p>0,034451054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3:02:52.737936887</meta:creation-date>
    <dc:date>2017-05-10T23:15:37.880645722</dc:date>
    <meta:editing-duration>PT2M45S</meta:editing-duration>
    <meta:editing-cycles>1</meta:editing-cycles>
    <meta:document-statistic meta:table-count="1" meta:cell-count="2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58cm" svg:y="3.705cm" style:legend-expansion="high" chart:style-name="ch2"/>
        <chart:plot-area chart:style-name="ch3" table:cell-range-address="Hoja1.A1:Hoja1.D3" chart:data-source-has-labels="both" svg:x="0.319cm" svg:y="0.18cm" svg:width="12.72cm" svg:height="8.645cm">
          <chartooo:coordinate-region svg:x="1.231cm" svg:y="0.379cm" svg:width="11.621cm" svg:height="7.799cm"/>
          <chart:axis chart:dimension="x" chart:name="primary-x" chart:style-name="ch4" chartooo:axis-type="auto">
            <chartooo:date-scale/>
            <chart:categories table:cell-range-address="Hoja1.D1:Hoja1.D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1:Hoja1.A3" loext:label-string="static" chart:class="chart:line">
            <chart:data-point chart:repeated="3"/>
          </chart:series>
          <chart:series chart:style-name="ch7" chart:values-cell-range-address="Hoja1.B1:Hoja1.B3" loext:label-string="dynamic" chart:class="chart:line">
            <chart:data-point chart:repeated="3"/>
          </chart:series>
          <chart:series chart:style-name="ch8" chart:values-cell-range-address="Hoja1.C1:Hoja1.C3" loext:label-string="guided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:Hoja1.D3</svg:desc>
                </draw:g>
              </table:table-cell>
              <table:table-cell office:value-type="float" office:value="0.05897941">
                <text:p>0.05897941</text:p>
                <draw:g>
                  <svg:desc>Hoja1.A1:Hoja1.A3</svg:desc>
                </draw:g>
              </table:table-cell>
              <table:table-cell office:value-type="float" office:value="0.036976165">
                <text:p>0.036976165</text:p>
                <draw:g>
                  <svg:desc>Hoja1.B1:Hoja1.B3</svg:desc>
                </draw:g>
              </table:table-cell>
              <table:table-cell office:value-type="float" office:value="0.038668644">
                <text:p>0.038668644</text:p>
                <draw:g>
                  <svg:desc>Hoja1.C1:Hoja1.C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4590594">
                <text:p>0.034590594</text:p>
              </table:table-cell>
              <table:table-cell office:value-type="float" office:value="0.037256078">
                <text:p>0.037256078</text:p>
              </table:table-cell>
              <table:table-cell office:value-type="float" office:value="0.037069255">
                <text:p>0.0370692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3459864">
                <text:p>0.033459864</text:p>
              </table:table-cell>
              <table:table-cell office:value-type="float" office:value="0.033246293">
                <text:p>0.033246293</text:p>
              </table:table-cell>
              <table:table-cell office:value-type="float" office:value="0.040510096">
                <text:p>0.040510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59cm" svg:height="7.757cm" xlink:href=".." xlink:type="simple" chart:class="chart:line" chart:style-name="ch1">
        <chart:legend chart:legend-position="end" svg:x="12.119cm" svg:y="3.081cm" style:legend-expansion="high" chart:style-name="ch2"/>
        <chart:plot-area chart:style-name="ch3" table:cell-range-address="Hoja1.B24:Hoja1.B24 Hoja1.A6:Hoja1.D8" chart:data-source-has-labels="both" svg:x="0.295cm" svg:y="0.155cm" svg:width="11.529cm" svg:height="7.447cm">
          <chartooo:coordinate-region svg:x="1.393cm" svg:y="0.354cm" svg:width="10.244cm" svg:height="6.601cm"/>
          <chart:axis chart:dimension="x" chart:name="primary-x" chart:style-name="ch4" chartooo:axis-type="auto">
            <chartooo:date-scale/>
            <chart:categories table:cell-range-address="Hoja1.D6:Hoja1.D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6:Hoja1.A8" loext:label-string="static" chart:class="chart:line">
            <chart:data-point chart:repeated="3"/>
          </chart:series>
          <chart:series chart:style-name="ch7" chart:values-cell-range-address="Hoja1.B6:Hoja1.B8" loext:label-string="dynamic" chart:class="chart:line">
            <chart:data-point chart:repeated="3"/>
          </chart:series>
          <chart:series chart:style-name="ch8" chart:values-cell-range-address="Hoja1.C6:Hoja1.C8" loext:label-string="guided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8</svg:desc>
                </draw:g>
              </table:table-cell>
              <table:table-cell office:value-type="float" office:value="0.046711916">
                <text:p>0.046711916</text:p>
                <draw:g>
                  <svg:desc>Hoja1.A6:Hoja1.A8</svg:desc>
                </draw:g>
              </table:table-cell>
              <table:table-cell office:value-type="float" office:value="0.036238721">
                <text:p>0.036238721</text:p>
                <draw:g>
                  <svg:desc>Hoja1.B6:Hoja1.B8</svg:desc>
                </draw:g>
              </table:table-cell>
              <table:table-cell office:value-type="float" office:value="0.038668644">
                <text:p>0.038668644</text:p>
                <draw:g>
                  <svg:desc>Hoja1.C6:Hoja1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5047011">
                <text:p>0.035047011</text:p>
              </table:table-cell>
              <table:table-cell office:value-type="float" office:value="0.037187167">
                <text:p>0.037187167</text:p>
              </table:table-cell>
              <table:table-cell office:value-type="float" office:value="0.034859763">
                <text:p>0.0348597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034451319">
                <text:p>0.034451319</text:p>
              </table:table-cell>
              <table:table-cell office:value-type="float" office:value="0.034451054">
                <text:p>0.034451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